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icrosoft Yahei" svg:font-family="'Microsoft Yahei', 'Helvetica Neue', 'Luxi Sans', 'DejaVu Sans', Tahoma, 'Hiragino Sans GB', STHeiti"/>
    <style:font-face style:name="Verdana" svg:font-family="Verdana, Tahoma, Arial, sans-serif"/>
    <style:font-face style:name="DejaVu Sans1"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margin-left="0cm" fo:margin-right="0cm" style:line-height-at-least="0.688cm" fo:orphans="2" fo:widows="2" fo:text-indent="0cm" style:auto-text-indent="false"/>
      <style:text-properties fo:font-variant="normal" fo:text-transform="none" fo:color="#444444" fo:letter-spacing="normal"/>
    </style:style>
    <style:style style:name="P2" style:family="paragraph" style:parent-style-name="Standard">
      <style:paragraph-properties fo:margin-left="0cm" fo:margin-right="0cm" style:line-height-at-least="0.688cm" fo:orphans="2" fo:widows="2" fo:text-indent="0cm" style:auto-text-indent="false"/>
      <style:text-properties fo:font-variant="normal" fo:text-transform="none" fo:color="#444444" fo:letter-spacing="normal" style:font-name-asian="Microsoft Yahei" style:font-size-asian="12pt" style:font-style-asian="normal" style:font-weight-asian="normal"/>
    </style:style>
    <style:style style:name="P3" style:family="paragraph" style:parent-style-name="Standard">
      <style:paragraph-properties fo:margin-left="0cm" fo:margin-right="0cm" style:line-height-at-least="0.688cm" fo:orphans="2" fo:widows="2" fo:text-indent="0cm" style:auto-text-indent="false"/>
      <style:text-properties fo:font-variant="normal" fo:text-transform="none" fo:color="#444444" fo:letter-spacing="normal" fo:font-weight="bold" style:font-weight-asian="bold" style:font-weight-complex="bold"/>
    </style:style>
    <style:style style:name="P4" style:family="paragraph" style:parent-style-name="Standard">
      <style:paragraph-properties fo:margin-left="0cm" fo:margin-right="0cm" style:line-height-at-least="0.688cm" fo:orphans="2" fo:widows="2" fo:text-indent="0cm" style:auto-text-indent="false"/>
      <style:text-properties fo:font-variant="normal" fo:text-transform="none" fo:color="#404040" fo:letter-spacing="normal"/>
    </style:style>
    <style:style style:name="P5" style:family="paragraph" style:parent-style-name="Standard">
      <style:paragraph-properties fo:margin-left="0cm" fo:margin-right="0cm" style:line-height-at-least="0.688cm" fo:orphans="2" fo:widows="2" fo:text-indent="0cm" style:auto-text-indent="false"/>
    </style:style>
    <style:style style:name="P6" style:family="paragraph" style:parent-style-name="Text_20_body">
      <style:paragraph-properties fo:margin-left="0.265cm" fo:margin-right="0cm" fo:margin-top="0cm" fo:margin-bottom="0.397cm" style:line-height-at-least="0.476cm" fo:text-align="start" style:justify-single-word="false" fo:orphans="2" fo:widows="2" fo:text-indent="0cm" style:auto-text-indent="false" fo:padding="0cm" fo:border="none"/>
      <style:text-properties fo:font-variant="normal" fo:text-transform="none" fo:color="#404040" fo:letter-spacing="normal"/>
    </style:style>
    <style:style style:name="P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Microsoft Yahei" fo:font-size="12pt" fo:font-style="normal" fo:font-weight="normal"/>
    </style:style>
    <style:style style:name="T2" style:family="text">
      <style:text-properties style:font-name="Microsoft Yahei" fo:font-size="12pt" fo:font-style="normal" fo:font-weight="normal" style:font-name-asian="Microsoft Yahei" style:font-size-asian="12pt" style:font-style-asian="normal" style:font-weight-asian="normal"/>
    </style:style>
    <style:style style:name="T3" style:family="text">
      <style:text-properties style:font-name-asian="Microsoft Yahei" style:font-size-asian="12pt" style:font-style-asian="normal"/>
    </style:style>
    <style:style style:name="T4" style:family="text">
      <style:text-properties style:font-name-asian="Microsoft Yahei" style:font-size-asian="12pt" style:font-style-asian="normal" style:font-weight-asian="normal"/>
    </style:style>
    <style:style style:name="T5" style:family="text">
      <style:text-properties fo:font-variant="normal" fo:text-transform="none"/>
    </style:style>
    <style:style style:name="T6" style:family="text">
      <style:text-properties fo:font-variant="normal" fo:text-transform="none" fo:color="#444444" style:font-name="Microsoft Yahei" fo:font-size="12pt" fo:letter-spacing="normal" fo:font-style="normal" fo:font-weight="normal"/>
    </style:style>
    <style:style style:name="T7" style:family="text">
      <style:text-properties fo:font-variant="normal" fo:text-transform="none" fo:color="#444444" style:font-name="Microsoft Yahei" fo:font-size="12pt" fo:letter-spacing="normal" fo:font-style="normal" fo:font-weight="normal" style:font-name-asian="Microsoft Yahei" style:font-size-asian="12pt" style:font-style-asian="normal" style:font-weight-asian="normal"/>
    </style:style>
    <style:style style:name="T8" style:family="text">
      <style:text-properties fo:font-variant="normal" fo:text-transform="none" fo:color="#404040" style:font-name="Verdana" fo:font-size="9pt" fo:letter-spacing="normal" fo:font-style="normal" fo:font-weight="normal" style:font-name-asian="Microsoft Yahei" style:font-size-asian="12pt" style:font-style-asian="normal"/>
    </style:style>
    <style:style style:name="T9" style:family="text">
      <style:text-properties fo:font-variant="normal" fo:text-transform="none" fo:color="#404040" style:font-name="Verdana" fo:font-size="9pt" fo:letter-spacing="normal" fo:font-style="normal" fo:font-weight="normal" style:font-name-asian="Microsoft Yahei" style:font-size-asian="12pt" style:font-style-asian="normal" style:font-weight-asian="normal"/>
    </style:style>
    <style:style style:name="T10" style:family="text">
      <style:text-properties fo:font-variant="normal" fo:text-transform="none" fo:color="#404040" style:font-name="Microsoft Yahei" fo:font-size="12pt" fo:letter-spacing="normal" fo:font-style="normal" style:font-name-asian="Verdana" style:font-size-asian="9pt" style:font-style-asian="normal" style:font-weight-asian="normal"/>
    </style:style>
    <style:style style:name="T11" style:family="text">
      <style:text-properties fo:font-variant="normal" fo:text-transform="none" fo:color="#404040" style:font-name="Microsoft Yahei" fo:font-size="12pt" fo:letter-spacing="normal" fo:font-style="normal" fo:font-weight="normal" style:font-name-asian="Verdana" style:font-size-asian="9pt" style:font-style-asian="normal" style:font-weight-asian="normal"/>
    </style:style>
    <style:style style:name="T12" style:family="text">
      <style:text-properties fo:color="#444444"/>
    </style:style>
    <style:style style:name="T13" style:family="text">
      <style:text-properties fo:color="#444444" style:font-name="Verdana" fo:font-size="9pt" fo:font-style="normal" fo:font-weight="normal" style:font-name-asian="Microsoft Yahei" style:font-size-asian="12pt" style:font-style-asian="normal" style:font-weight-asian="normal"/>
    </style:style>
    <style:style style:name="T14" style:family="text">
      <style:text-properties fo:color="#444444" style:font-name="Microsoft Yahei" fo:font-size="12pt" fo:font-style="normal" fo:font-weight="normal" style:font-name-asian="Verdana" style:font-size-asian="9pt" style:font-style-asian="normal" style:font-weight-asian="normal"/>
    </style:style>
    <style:style style:name="T15" style:family="text">
      <style:text-properties fo:color="#444444" style:font-name="Microsoft Yahei" fo:font-size="12pt" fo:font-style="normal" fo:font-weight="normal" style:font-name-asian="Microsoft Yahei" style:font-size-asian="12pt" style:font-style-asian="normal" style:font-weight-asian="normal"/>
    </style:style>
    <style:style style:name="T16" style:family="text">
      <style:text-properties fo:letter-spacing="normal"/>
    </style:style>
    <style:style style:name="T17" style:family="text">
      <style:text-properties style:font-name="Verdana" fo:font-size="9pt" fo:font-style="normal" fo:font-weight="normal"/>
    </style:style>
    <style:style style:name="T18" style:family="text">
      <style:text-properties style:font-name-asian="Verdana" style:font-size-asian="9pt" style:font-style-asian="normal" style:font-weight-asian="normal"/>
    </style:style>
    <style:style style:name="T19" style:family="text">
      <style:text-properties fo:color="#404040"/>
    </style:style>
    <style:style style:name="T20" style:family="text">
      <style:text-properties style:use-window-font-color="true" style:text-outline="false" style:text-line-through-style="none" style:text-position="0% 100%" style:font-name="DejaVu Sans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是什么？（与熟悉的熟知的做比较）</text:span></text:p>
      <text:p text:style-name="P1"><text:span text:style-name="T4">描述通讯协议的方式很多，</text:span><text:span text:style-name="T1">xml,json,protobuf</text:span><text:span text:style-name="T2">,</text:span><text:span text:style-name="T1">thrift</text:span></text:p>
      <text:p text:style-name="P1"><text:span text:style-name="T1"> web</text:span><text:span text:style-name="T2">系统，页游系统的前后台通讯 <text:s/>xml,json</text:span></text:p>
      <text:p text:style-name="P2"><text:span text:style-name="T1">两种通讯框架</text:span><text:span text:style-name="T1"> protobuf,thrift</text:span></text:p>
      <text:p text:style-name="P2"><text:span text:style-name="T1">为什么叫通讯框架，而不叫通讯协议？</text:span></text:p>
      <text:p text:style-name="P2"><text:span text:style-name="T1">不仅有对于协议封装和解析的处理，</text:span><text:span text:style-name="T1">而且有完备的通讯框架的实现，完全封装了底层通讯。</text:span></text:p>
      <text:p text:style-name="P2"><text:span text:style-name="T1"/></text:p>
      <text:p text:style-name="P2"><text:span text:style-name="T1">Thrift</text:span><text:span text:style-name="T1">是一个跨语言的服务部署框架，最初由Facebook于2007年开发，2008年进入Apache开源项目。</text:span></text:p>
      <text:p text:style-name="P2"><text:span text:style-name="T1"/></text:p>
      <text:p text:style-name="P5"><text:span text:style-name="T7">Thrift通过一个中间语言(IDL, 接口定义语言)来定义RPC的接口和数据类型，然后通过一个编译器生成不同语言的代码（目前支持C++,Java, Python, PHP, Ruby, Erlang, Perl, Haskell, C#, Cocoa, Smalltalk和OCaml）,并由生成的代码负责RPC协议层和传输层的实现。</text:span></text:p>
      <text:p text:style-name="P5"><text:span text:style-name="T7"/></text:p>
      <text:p text:style-name="P5"><text:span text:style-name="T7">Thrift实际上是实现了C/S模式，通过代码生成工具将接口定义文件生成服务器端和客户端代码（可以为不同语言），从而实现服务端和客户端跨语言的支持。</text:span><text:span text:style-name="T7">用户在</text:span><text:span text:style-name="T6">Thirft</text:span><text:span text:style-name="T7">描述文件中声明自己的服务，这些服务经过编译后会生成相应语言的代码文件，然后用户实现服务（客户端调用服务，服务器端提服务）便可以了。</text:span></text:p>
      <text:p text:style-name="P5"><text:span text:style-name="T7"/></text:p>
      <text:p text:style-name="P5"><text:span text:style-name="T7">其中</text:span><text:span text:style-name="T6">protocol</text:span><text:span text:style-name="T7">（协议层</text:span><text:span text:style-name="T6">, </text:span><text:span text:style-name="T7">定义数据传输格式，可以为二进制或者</text:span><text:span text:style-name="T6">XML</text:span><text:span text:style-name="T7">等）和</text:span><text:span text:style-name="T6">transport</text:span><text:span text:style-name="T7">（传输层，定义数据传输方式，可以为</text:span><text:span text:style-name="T6">TCP/IP</text:span><text:span text:style-name="T7">传输，内存共享或者文件共享等）被用作</text:span><text:span text:style-name="T7"><office:annotation><dc:creator>Lv Pei</dc:creator><dc:date>2013-03-13T21:54:52</dc:date><text:p text:style-name="P7"><text:span text:style-name="T20">在计算机程序设计领域</text:span><text:span text:style-name="T20">,</text:span><text:span text:style-name="T20">运行时库是一种被编译器用来实现编程语言内置函数，以提供该语言程序运行时</text:span><text:span text:style-name="T20">(</text:span><text:span text:style-name="T20">执行</text:span><text:span text:style-name="T20">)</text:span><text:span text:style-name="T20">支持的一种特殊的计算机程序库。</text:span></text:p></office:annotation></text:span><text:span text:style-name="T7">运行时库。</text:span><text:span text:style-name="T1"><text:line-break/></text:span><text:span text:style-name="T6">Thrift</text:span><text:span text:style-name="T7">支持二进制，压缩格式，以及</text:span><text:span text:style-name="T6">json</text:span><text:span text:style-name="T7">格式数据的序列化和反序列化。</text:span></text:p>
      <text:p text:style-name="P5"><text:span text:style-name="T7"/></text:p>
      <text:p text:style-name="P4"><text:span text:style-name="T13">Thrift</text:span><text:span text:style-name="T14">是一个服务端和客户端的架构体系，从我个人的感官上来看</text:span><text:span text:style-name="T13">Thrift</text:span><text:span text:style-name="T14">是一个类似</text:span><text:span text:style-name="T13">XML-RPC+Java-to- IDL+Serialization Tools=Thrift </text:span><text:span text:style-name="T14">的东东，</text:span><text:span text:style-name="T13">Thrift </text:span><text:span text:style-name="T14">具有自己内部定义的传输协议规范</text:span><text:span text:style-name="T13">(TProtocol)</text:span><text:span text:style-name="T14">和传输数据标准</text:span><text:span text:style-name="T13">(TTransports)</text:span><text:span text:style-name="T14">，通过</text:span><text:span text:style-name="T13">IDL</text:span><text:span text:style-name="T14">脚本对传输数据的数据结构</text:span><text:span text:style-name="T13">(struct) </text:span><text:span text:style-name="T14">和传输数据的业务逻辑</text:span><text:span text:style-name="T13">(service)</text:span><text:span text:style-name="T14">根据不同的运行环境快速的构建相应的代码，并且通过自己内部的序列化机制对传输的数据进行简化和压缩提高高并发、 大型系统中数据交互的成本，</text:span></text:p>
      <text:p text:style-name="P5"><text:span text:style-name="T7"/></text:p>
      <text:p text:style-name="P4"><text:span text:style-name="T14">在多种不同的语言之间通信</text:span><text:span text:style-name="T13">thrift</text:span><text:span text:style-name="T14">可以作为二进制的高性能的通讯中间件，支持数据</text:span><text:span text:style-name="T13">(</text:span><text:span text:style-name="T14">对象</text:span><text:span text:style-name="T13">)</text:span><text:span text:style-name="T14">序列化和多种类型的</text:span><text:span text:style-name="T13">RPC</text:span><text:span text:style-name="T14">服务。</text:span><text:span text:style-name="T13">Thrift</text:span><text:span text:style-name="T14">适用于程序对程 序静态的数据交换，需要先确定好他的数据结构，他是完全静态化的，当数据结构发生变化时，必须重新编辑</text:span><text:span text:style-name="T13">IDL</text:span><text:span text:style-name="T14">文件，代码生成，再编译载入的流程，跟其他</text:span><text:span text:style-name="T13">IDL</text:span><text:span text:style-name="T14">工具相比较可以视为是</text:span><text:span text:style-name="T13">Thrift</text:span><text:span text:style-name="T14">的弱项，</text:span><text:span text:style-name="T13">Thrift</text:span><text:span text:style-name="T14">适用于搭建大型数据交换及存储的通用工具，对于大型系统中的内部数据传输相对于</text:span><text:span text:style-name="T13">JSON</text:span><text:span text:style-name="T14">和</text:span><text:span text:style-name="T13">xml</text:span><text:span text:style-name="T14">无论在性能、传输大小上有明显的优势。</text:span></text:p>
      <text:p text:style-name="P4"><text:span text:style-name="T7"/></text:p>
      <text:p text:style-name="P5"><text:soft-page-break/><text:span text:style-name="T7">优势：</text:span><text:span text:style-name="Strong_20_Emphasis"><text:span text:style-name="T8">Thrift</text:span></text:span><text:span text:style-name="Strong_20_Emphasis"><text:span text:style-name="T10">与其他传输方式的比较</text:span></text:span><text:span text:style-name="T9"><text:line-break/>    xml</text:span><text:span text:style-name="T11">与</text:span><text:span text:style-name="T9">JSON</text:span><text:span text:style-name="T11">相比体积太大，但是</text:span><text:span text:style-name="T9">xml</text:span><text:span text:style-name="T11">传统，也不算复杂。</text:span><text:span text:style-name="T9"><text:line-break/>    json </text:span><text:span text:style-name="T11">体积较小，新颖，但不够完善。</text:span><text:span text:style-name="T9"><text:line-break/>    thrift </text:span><text:span text:style-name="T11">体积超小，使用起来比较麻烦，不如前两者轻便，但是对于</text:span><text:span text:style-name="T9">1.</text:span><text:span text:style-name="T11">高并发、</text:span><text:span text:style-name="T9">2.</text:span><text:span text:style-name="T11">数据传输量大、</text:span><text:span text:style-name="T9">3.</text:span><text:span text:style-name="T11">多语言环境， 满足其中</text:span><text:span text:style-name="T9">2</text:span><text:span text:style-name="T11">点使用 </text:span><text:span text:style-name="T9">thrift</text:span><text:span text:style-name="T11">还是值得的。</text:span></text:p>
      <text:p text:style-name="P6"><text:span text:style-name="T18"/></text:p>
      <text:p text:style-name="P4"><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icrosoft Yahei" svg:font-family="'Microsoft Yahei', 'Helvetica Neue', 'Luxi Sans', 'DejaVu Sans', Tahoma, 'Hiragino Sans GB', STHeiti"/>
    <style:font-face style:name="Verdana" svg:font-family="Verdana, Tahoma, Arial, sans-serif"/>
    <style:font-face style:name="DejaVu Sans1"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v Pei</meta:initial-creator>
    <meta:creation-date>2013-03-13T21:43:53</meta:creation-date>
    <dc:date>2013-03-13T22:09:21</dc:date>
    <dc:creator>Lv Pei</dc:creator>
    <meta:editing-duration>PT00H25M29S</meta:editing-duration>
    <meta:editing-cycles>2</meta:editing-cycles>
    <meta:generator>OpenOffice.org/3.2$Unix OpenOffice.org_project/320m12$Build-9483</meta:generator>
    <meta:document-statistic meta:table-count="0" meta:image-count="0" meta:object-count="0" meta:page-count="2" meta:paragraph-count="13" meta:word-count="524" meta:character-count="1322"/>
  </office:meta>
</office:document-meta>
</file>